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4-03-04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3-12-07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3-04-2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2-12-13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2-09-26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2-07-25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2-06-08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2-03-16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2-02-0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1-12-1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1-10-13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1-08-2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1-08-17 0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1-07-30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1-05-26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1-04-01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1-03-10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1-02-09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11-04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09-29 2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09-02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06-1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04-10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01-0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16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09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7-0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2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1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2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2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2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0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02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1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07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1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25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30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30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1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11-14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09-0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07-07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06-13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6-05-02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5-08-06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5-06-08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5-04-0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5-02-0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4-12-0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4-11-0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4-10-0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4-09-09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4-08-06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4-06-06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4-05-07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4-04-07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4-03-04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4-02-04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4-01-02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3-12-05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3-11-08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3-10-18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3-09-03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3-08-05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3-06-28 0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3-06-04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3-05-01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3-04-04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3-02-2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3-01-31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3-01-03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2-12-05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2-11-05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2-10-09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2-09-06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2-07-3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2-07-02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2-05-29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2-05-01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2-04-0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2-03-05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2-02-08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2-01-0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1-12-01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1-11-0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1-10-0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1-09-09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1-08-01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1-07-16 0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1-06-01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1-05-02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1-04-0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1-03-03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1-02-01 2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1-01-04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0-12-0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0-11-05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0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0-09-1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0-08-04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0-07-0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0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0-05-0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0-04-1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0-03-0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0-02-0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10-01-04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9-12-0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9-11-0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9-10-0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9-09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9-08-10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9-07-0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9-06-04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9-05-0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9-03-30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8-09-08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8-08-06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8-07-0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8-06-0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8-05-0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8-04-1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8-03-0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8-02-04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8-01-11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7-12-06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7-11-1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7-10-1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7-09-1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7-08-09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7-07-0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7-06-0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7-05-0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7-04-0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7-02-22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7-01-16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6-11-13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6-09-2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6-04-2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12-2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11-22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10-1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9-20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8-08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7-22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6-2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6-10 2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5-27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5-1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4-29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4-14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4-01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2-1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2-04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1-21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5-01-08 0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12-2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12-1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11-26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11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10-2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10-1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9-24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8-25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8-1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7-30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7-16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7-07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6-24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6-22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6-0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5-11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4-30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4-16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4-01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3-16 0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2-26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2-09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1-22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4-01-08 0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12-1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12-03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11-21 0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10-30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10-16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10-03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9-19 2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9-05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8-21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8-07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7-23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7-10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6-19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6-04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5-23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5-0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4-29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4-1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3-27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3-14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2-28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2-18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2-0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1-28 0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3-01-06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12-23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12-10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11-25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11-08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10-29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10-16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10-04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9-19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9-05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8-19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8-05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7-22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7-05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6-25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6-07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5-24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5-10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4-26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3-2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3-14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2-27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2-2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2-01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1-17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2-01-03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12-13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11-24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11-09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10-24 0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10-08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08-15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07-25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07-13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06-27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06-07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05-22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05-07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04-10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1-03-31 0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0-09-06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0-08-17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0-08-16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0-08-03 1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0-07-28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2000-07-21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1997-10-26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71032122292701</text:p>
          </table:table-cell>
          <table:table-cell office:value-type="string" calcext:value-type="string">
            <text:p>1997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1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76" meta:object-count="0"/>
    <meta:user-defined meta:name="AppVersion">3.0</meta:user-defined>
  </office:meta>
</office:document-meta>
</file>